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svg:stroke-opacity="100%" draw:stroke-linejoin="round" svg:stroke-linecap="butt" draw:fill-color="#dddddd" draw:opacity="100%" draw:textarea-horizontal-align="justify" draw:textarea-vertical-align="middle" draw:auto-grow-height="false" fo:min-height="11.798cm" fo:min-width="16.548cm" fo:padding-top="0.142cm" fo:padding-bottom="0.142cm" fo:padding-left="0.267cm" fo:padding-right="0.267cm" loext:softedge-radius="0cm" style:writing-mode="lr-tb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stroke-linejoin="none" draw:fill-color="#dddddd" draw:opacity="100%" draw:textarea-horizontal-align="justify" draw:textarea-vertical-align="middle" draw:auto-grow-height="false" fo:min-height="3.498cm" fo:min-width="16.6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stroke-linejoin="none" draw:fill-color="#dddddd" draw:opacity="100%" draw:textarea-horizontal-align="justify" draw:textarea-vertical-align="middle" draw:auto-grow-height="false" fo:min-height="11.85cm" fo:min-width="3.3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2.05cm" fo:min-width="0.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cccccc" draw:opacity="100%" draw:textarea-horizontal-align="justify" draw:textarea-vertical-align="middle" draw:auto-grow-height="false" fo:min-height="1.97cm" fo:min-width="0.8cm" fo:padding-top="0.151cm" fo:padding-bottom="0.151cm" fo:padding-left="0.276cm" fo:padding-right="0.276cm"/>
    </style:style>
    <style:style style:name="gr6" style:family="graphic" style:parent-style-name="Arrow_20_Line" style:list-style-name="L1">
      <style:graphic-properties svg:stroke-width="0.018cm" draw:marker-start-width="0.227cm" draw:marker-end-width="0.227cm" draw:textarea-horizontal-align="center" draw:textarea-vertical-align="middle"/>
      <style:paragraph-properties style:writing-mode="lr-tb"/>
    </style:style>
    <style:style style:name="gr7" style:family="graphic" style:parent-style-name="Arrow_20_Line" style:list-style-name="L1">
      <style:graphic-properties svg:stroke-width="0.018cm" draw:marker-start-width="0.227cm" draw:marker-end-width="0.227cm" draw:textarea-horizontal-align="center" draw:textarea-vertical-align="middle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dddddd" draw:opacity="30%" draw:textarea-horizontal-align="justify" draw:textarea-vertical-align="middle" draw:auto-grow-height="false" fo:min-height="0.316cm" fo:min-width="0.066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264cm" fo:min-width="0.014cm" fo:padding-top="0.151cm" fo:padding-bottom="0.151cm" fo:padding-left="0.276cm" fo:padding-right="0.276cm"/>
    </style:style>
    <style:style style:name="gr10" style:family="graphic" style:parent-style-name="standard">
      <style:graphic-properties draw:stroke="dash" draw:stroke-dash="Dash" svg:stroke-width="0.053cm" svg:stroke-color="#000000" draw:marker-start-width="0.279cm" draw:marker-end-width="0.279cm" svg:stroke-opacity="30%" svg:stroke-linecap="butt" draw:fill="solid" draw:fill-color="#cccccc" draw:opacity="100%" draw:textarea-horizontal-align="justify" draw:textarea-vertical-align="middle" draw:auto-grow-height="false" fo:min-height="3.55cm" fo:min-width="0.8cm" fo:padding-top="0.151cm" fo:padding-bottom="0.151cm" fo:padding-left="0.276cm" fo:padding-right="0.276cm"/>
    </style:style>
    <style:style style:name="gr11" style:family="graphic" style:parent-style-name="Arrow_20_Line" style:list-style-name="L1">
      <style:graphic-properties svg:stroke-width="0.018cm" draw:marker-start-width="0.227cm" draw:marker-end-width="0.227cm" draw:textarea-horizontal-align="center" draw:textarea-vertical-align="middle"/>
      <style:paragraph-properties style:writing-mode="lr-tb"/>
    </style:style>
    <style:style style:name="gr12" style:family="graphic" style:parent-style-name="Arrow_20_Line" style:list-style-name="L1">
      <style:graphic-properties svg:stroke-width="0.018cm" draw:marker-start-width="0.227cm" draw:marker-end-width="0.227cm" draw:textarea-horizontal-align="center" draw:textarea-vertical-align="middle"/>
      <style:paragraph-properties style:writing-mode="lr-tb"/>
    </style:style>
    <style:style style:name="gr13" style:family="graphic" style:parent-style-name="standard">
      <style:graphic-properties draw:stroke="dash" draw:stroke-dash="Dash" svg:stroke-width="0.053cm" svg:stroke-color="#000000" draw:marker-start-width="0.279cm" draw:marker-end-width="0.279cm" svg:stroke-opacity="30%" svg:stroke-linecap="butt" draw:fill="solid" draw:fill-color="#b2b2b2" draw:opacity="30%" draw:textarea-horizontal-align="justify" draw:textarea-vertical-align="middle" draw:auto-grow-height="false" fo:min-height="2.05cm" fo:min-width="3.3cm" fo:padding-top="0.151cm" fo:padding-bottom="0.151cm" fo:padding-left="0.276cm" fo:padding-right="0.276cm"/>
    </style:style>
    <style:style style:name="gr14" style:family="graphic" style:parent-style-name="standard">
      <style:graphic-properties draw:stroke="dash" draw:stroke-dash="Dash" svg:stroke-width="0.053cm" svg:stroke-color="#000000" draw:marker-start-width="0.279cm" draw:marker-end-width="0.279cm" svg:stroke-opacity="30%" svg:stroke-linecap="butt" draw:fill="solid" draw:fill-color="#b2b2b2" draw:opacity="30%" draw:textarea-horizontal-align="justify" draw:textarea-vertical-align="middle" draw:auto-grow-height="false" fo:min-height="1.998cm" fo:min-width="3.3cm" fo:padding-top="0.151cm" fo:padding-bottom="0.151cm" fo:padding-left="0.276cm" fo:padding-right="0.276cm"/>
    </style:style>
    <style:style style:name="gr15" style:family="graphic" style:parent-style-name="Arrow_20_Line" style:list-style-name="L1">
      <style:graphic-properties svg:stroke-width="0.018cm" draw:marker-start-width="0.227cm" draw:marker-end-width="0.227cm" draw:textarea-horizontal-align="center" draw:textarea-vertical-align="middle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dddddd" draw:opacity="30%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7" style:family="graphic" style:parent-style-name="standard">
      <style:graphic-properties draw:stroke="dash" draw:stroke-dash="Dash" svg:stroke-width="0.053cm" svg:stroke-color="#000000" draw:marker-start-width="0.279cm" draw:marker-end-width="0.279cm" svg:stroke-opacity="30%" svg:stroke-linecap="butt" draw:fill-color="#cccccc" draw:opacity="30%" draw:textarea-horizontal-align="justify" draw:textarea-vertical-align="middle" draw:auto-grow-height="false" fo:min-height="0.15cm" fo:min-width="0.3cm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Dash" svg:stroke-width="0.053cm" svg:stroke-color="#000000" draw:marker-start-width="0.279cm" draw:marker-end-width="0.279cm" svg:stroke-opacity="30%" svg:stroke-linecap="butt" draw:fill-color="#cccccc" draw:opacity="30%" draw:textarea-horizontal-align="justify" draw:textarea-vertical-align="middle" draw:auto-grow-height="false" fo:min-height="0.098cm" fo:min-width="0.248cm" fo:padding-top="0.151cm" fo:padding-bottom="0.151cm" fo:padding-left="0.276cm" fo:padding-right="0.276cm"/>
    </style:style>
    <style:style style:name="gr19" style:family="graphic" style:parent-style-name="Arrow_20_Line" style:list-style-name="L1">
      <style:graphic-properties svg:stroke-width="0.018cm" draw:marker-start-width="0.227cm" draw:marker-end-width="0.227cm" draw:textarea-horizontal-align="center" draw:textarea-vertical-align="middle"/>
      <style:paragraph-properties style:writing-mode="lr-tb"/>
    </style:style>
    <style:style style:name="gr20" style:family="graphic" style:parent-style-name="Arrow_20_Line" style:list-style-name="L1">
      <style:graphic-properties svg:stroke-width="0.018cm" draw:marker-start-width="0.227cm" draw:marker-end-width="0.227cm" draw:textarea-horizontal-align="center" draw:textarea-vertical-align="middle"/>
      <style:paragraph-properties style:writing-mode="lr-tb"/>
    </style:style>
    <style:style style:name="gr21" style:family="graphic" style:parent-style-name="Arrow_20_Line" style:list-style-name="L1">
      <style:graphic-properties svg:stroke-width="0.018cm" draw:marker-start-width="0.227cm" draw:marker-end-width="0.227cm" draw:textarea-horizontal-align="center" draw:textarea-vertical-align="middl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644cm"/>
      <style:paragraph-properties style:writing-mode="lr-tb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hatch" draw:fill-hatch-name="Blue_20_45_20_Degrees_20_Crossed" draw:opacity="100%" draw:textarea-horizontal-align="justify" draw:textarea-vertical-align="middle" draw:auto-grow-height="false" fo:min-height="1.898cm" fo:min-width="0.948cm" fo:padding-top="0.151cm" fo:padding-bottom="0.151cm" fo:padding-left="0.276cm" fo:padding-right="0.276cm"/>
    </style:style>
    <style:style style:name="gr24" style:family="graphic" style:parent-style-name="Arrow_20_Line" style:list-style-name="L1">
      <style:graphic-properties svg:stroke-width="0.018cm" draw:marker-start-width="0.227cm" draw:marker-end-width="0.227cm" draw:textarea-horizontal-align="center" draw:textarea-vertical-align="middle"/>
      <style:paragraph-properties style:writing-mode="lr-tb"/>
    </style:style>
    <style:style style:name="gr25" style:family="graphic" style:parent-style-name="Arrow_20_Line" style:list-style-name="L1">
      <style:graphic-properties svg:stroke-width="0.018cm" draw:marker-start-width="0.227cm" draw:marker-end-width="0.227cm" draw:textarea-horizontal-align="center" draw:textarea-vertical-align="middle"/>
      <style:paragraph-properties style:writing-mode="lr-tb"/>
    </style:style>
    <style:style style:name="gr26" style:family="graphic" style:parent-style-name="Arrow_20_Line" style:list-style-name="L1">
      <style:graphic-properties svg:stroke-width="0.018cm" draw:marker-start-width="0.227cm" draw:marker-end-width="0.227cm" draw:textarea-horizontal-align="center" draw:textarea-vertical-align="middle"/>
      <style:paragraph-properties style:writing-mode="lr-tb"/>
    </style:style>
    <style:style style:name="gr27" style:family="graphic" style:parent-style-name="Arrow_20_Line" style:list-style-name="L1">
      <style:graphic-properties svg:stroke-width="0.018cm" draw:marker-start-width="0.227cm" draw:marker-end-width="0.227cm" draw:textarea-horizontal-align="center" draw:textarea-vertical-align="middle"/>
      <style:paragraph-properties style:writing-mode="lr-tb"/>
    </style:style>
    <style:style style:name="gr28" style:family="graphic" style:parent-style-name="Arrow_20_Line" style:list-style-name="L1">
      <style:graphic-properties svg:stroke-width="0.018cm" draw:marker-start-width="0.227cm" draw:marker-end-width="0.227cm" draw:textarea-horizontal-align="center" draw:textarea-vertical-align="middle"/>
      <style:paragraph-properties style:writing-mode="lr-tb"/>
    </style:style>
    <style:style style:name="gr29" style:family="graphic" style:parent-style-name="Arrow_20_Line" style:list-style-name="L1">
      <style:graphic-properties svg:stroke-width="0.018cm" draw:marker-start-width="0.227cm" draw:marker-end-width="0.227cm" draw:textarea-horizontal-align="center" draw:textarea-vertical-align="middle"/>
      <style:paragraph-properties style:writing-mode="lr-tb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hatch" draw:fill-hatch-name="Blue_20_45_20_Degrees_20_Crossed" draw:textarea-horizontal-align="justify" draw:textarea-vertical-align="middle" draw:auto-grow-height="false" fo:min-height="0.512cm" fo:min-width="0.262cm" fo:padding-top="0.151cm" fo:padding-bottom="0.151cm" fo:padding-left="0.276cm" fo:padding-right="0.276cm"/>
    </style:style>
    <style:style style:name="gr31" style:family="graphic" style:parent-style-name="standard">
      <style:graphic-properties svg:stroke-width="0.05cm" svg:stroke-color="#000000" draw:marker-start-width="0.28cm" draw:marker-end-width="0.28cm" draw:fill="solid" draw:fill-color="#729fcf" draw:opacity="0%" draw:textarea-horizontal-align="justify" draw:textarea-vertical-align="middle" draw:auto-grow-height="false" fo:min-height="1.024cm" fo:min-width="0.774cm" fo:padding-top="0.15cm" fo:padding-bottom="0.15cm" fo:padding-left="0.275cm" fo:padding-right="0.275cm" fo:wrap-option="wrap" draw:shadow-opacity="0%"/>
    </style:style>
    <style:style style:name="gr32" style:family="graphic" style:parent-style-name="standard">
      <style:graphic-properties svg:stroke-width="0.05cm" svg:stroke-color="#000000" draw:marker-start-width="0.28cm" draw:marker-end-width="0.28cm" draw:opacity="0%" draw:textarea-horizontal-align="justify" draw:textarea-vertical-align="middle" draw:auto-grow-height="false" fo:min-height="1.024cm" fo:min-width="0.774cm" fo:padding-top="0.15cm" fo:padding-bottom="0.15cm" fo:padding-left="0.275cm" fo:padding-right="0.275cm" fo:wrap-option="wrap" draw:shadow-opacity="0%"/>
    </style:style>
    <style:style style:name="gr33" style:family="graphic" style:parent-style-name="standard">
      <style:graphic-properties svg:stroke-width="0.05cm" svg:stroke-color="#000000" draw:marker-start-width="0.28cm" draw:marker-end-width="0.28cm" draw:fill="hatch" draw:fill-hatch-name="Red_20_90_20_Degrees_20_Crossed_20_1" draw:fill-hatch-solid="false" draw:opacity="100%" draw:textarea-horizontal-align="justify" draw:textarea-vertical-align="middle" draw:auto-grow-height="false" fo:min-height="0.196cm" fo:min-width="0cm" fo:padding-top="0.15cm" fo:padding-bottom="0.15cm" fo:padding-left="0.275cm" fo:padding-right="0.275cm" fo:wrap-option="wrap" draw:shadow-opacity="100%"/>
    </style:style>
    <style:style style:name="gr34" style:family="graphic" style:parent-style-name="standard">
      <style:graphic-properties svg:stroke-width="0.05cm" svg:stroke-color="#000000" draw:marker-start-width="0.28cm" draw:marker-end-width="0.28cm" draw:fill="hatch" draw:fill-hatch-name="Red_20_90_20_Degrees_20_Crossed_20_1" draw:fill-hatch-solid="false" draw:opacity="100%" draw:textarea-horizontal-align="justify" draw:textarea-vertical-align="middle" draw:auto-grow-height="false" fo:min-height="0.372cm" fo:min-width="0.122cm" fo:padding-top="0.15cm" fo:padding-bottom="0.15cm" fo:padding-left="0.275cm" fo:padding-right="0.275cm" fo:wrap-option="wrap" draw:shadow-opacity="100%"/>
    </style:style>
    <style:style style:name="gr3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38" style:family="graphic" style:parent-style-name="standard">
      <style:graphic-properties draw:stroke="dash" draw:stroke-dash="Dash" svg:stroke-width="0.053cm" svg:stroke-color="#000000" draw:marker-start-width="0.279cm" draw:marker-end-width="0.279cm" svg:stroke-opacity="30%" svg:stroke-linecap="butt" draw:fill-color="#cccccc" draw:opacity="30%" draw:textarea-horizontal-align="justify" draw:textarea-vertical-align="middle" draw:auto-grow-height="false" fo:min-height="0.498cm" fo:min-width="0cm" fo:padding-top="0.151cm" fo:padding-bottom="0.151cm" fo:padding-left="0.276cm" fo:padding-right="0.276cm"/>
    </style:style>
    <style:style style:name="P1" style:family="paragraph">
      <loext:graphic-properties draw:fill-color="#dddddd" draw:opacity="100%"/>
      <style:paragraph-properties fo:text-align="center" style:writing-mode="lr-tb"/>
    </style:style>
    <style:style style:name="P2" style:family="paragraph">
      <loext:graphic-properties draw:fill-color="#dddddd" draw:opacity="100%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 draw:fill-color="#cccccc" draw:opacity="100%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dddddd" draw:opacity="30%"/>
      <style:paragraph-properties fo:text-align="center"/>
    </style:style>
    <style:style style:name="P8" style:family="paragraph">
      <loext:graphic-properties draw:opacity="0%"/>
      <style:paragraph-properties fo:text-align="center"/>
    </style:style>
    <style:style style:name="P9" style:family="paragraph">
      <loext:graphic-properties draw:fill="solid" draw:fill-color="#b2b2b2" draw:opacity="30%"/>
      <style:paragraph-properties fo:text-align="center"/>
    </style:style>
    <style:style style:name="P10" style:family="paragraph">
      <loext:graphic-properties draw:fill-color="#cccccc" draw:opacity="30%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text-properties style:font-name="Courier New" fo:font-size="10pt" style:font-size-asian="10pt" style:font-size-complex="10pt"/>
    </style:style>
    <style:style style:name="P13" style:family="paragraph">
      <loext:graphic-properties draw:fill="hatch" draw:fill-hatch-name="Blue_20_45_20_Degrees_20_Crossed" draw:opacity="100%"/>
      <style:paragraph-properties fo:text-align="center"/>
    </style:style>
    <style:style style:name="P14" style:family="paragraph">
      <loext:graphic-properties draw:fill="hatch" draw:fill-hatch-name="Blue_20_45_20_Degrees_20_Crossed"/>
      <style:paragraph-properties fo:text-align="center"/>
    </style:style>
    <style:style style:name="P15" style:family="paragraph">
      <loext:graphic-properties draw:fill="solid" draw:fill-color="#729fcf" draw:opacity="0%"/>
      <style:paragraph-properties fo:text-align="center"/>
    </style:style>
    <style:style style:name="P16" style:family="paragraph">
      <loext:graphic-properties draw:fill="hatch" draw:fill-hatch-name="Red_20_90_20_Degrees_20_Crossed_20_1" draw:fill-hatch-solid="false" draw:opacity="100%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urier New" fo:font-size="10pt" style:font-size-asian="10pt" style:font-size-complex="10pt"/>
    </style:style>
    <style:style style:name="T3" style:family="text">
      <style:text-properties style:text-position="-8% 58%" style:font-name="Courier New" fo:font-size="10pt" style:font-size-asian="10pt" style:font-size-complex="10pt"/>
    </style:style>
    <style:style style:name="T4" style:family="text">
      <style:text-properties style:text-position="0% 100%" style:font-name="Courier New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cm" svg:height="12.1cm" draw:transform="rotate (-3.14159265358979) translate (25.8cm 14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7.1cm" svg:height="3.8cm" draw:transform="rotate (-3.14159265358979) translate (25.8cm 19.6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3" draw:text-style-name="P2" draw:layer="layout" svg:width="3.8cm" svg:height="12.1cm" svg:x="3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2.3cm" draw:transform="rotate (-3.14159265358979) translate (25.8cm 14.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2.3cm" draw:transform="rotate (-3.14159265358979) translate (25.8cm 4.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2.3cm" draw:transform="rotate (-3.14159265358979) translate (10cm 14.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2.3cm" draw:transform="rotate (-3.14159265358979) translate (10cm 4.3cm)">
          <text:p/>
          <draw:enhanced-geometry svg:viewBox="0 0 21600 21600" draw:type="rectangle" draw:enhanced-path="M 0 0 L 21600 0 21600 21600 0 21600 0 0 Z N"/>
        </draw:custom-shape>
        <draw:measure draw:style-name="gr6" draw:text-style-name="P6" draw:layer="measurelines" svg:x1="25.8cm" svg:y1="14.1cm" svg:x2="8.7cm" svg:y2="14.1cm">
          <text:p text:style-name="P5"><text:span text:style-name="T1">171 mm</text:span><text:span text:style-name="T1"><text:measure text:kind="gap"/></text:span></text:p>
        </draw:measure>
        <draw:measure draw:style-name="gr7" draw:text-style-name="P6" draw:layer="layout" svg:x1="25.8cm" svg:y1="2cm" svg:x2="25.8cm" svg:y2="14.1cm">
          <text:p text:style-name="P5"><text:span text:style-name="T1">121 mm</text:span></text:p>
        </draw:measure>
        <draw:custom-shape draw:style-name="gr8" draw:text-style-name="P7" draw:layer="layout" svg:width="0.8cm" svg:height="0.8cm" draw:transform="rotate (-3.14159265358979) translate (24.3cm 13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8cm" svg:height="0.8cm" draw:transform="rotate (-3.14159265358979) translate (11cm 13.0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8cm" svg:height="0.8cm" draw:transform="rotate (-3.14159265358979) translate (11cm 3.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8cm" svg:height="0.8cm" draw:transform="skewX (-0.0249582083035189) rotate (3.11663444528627) translate (24.3cm 3.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3cm" svg:height="3.8cm" draw:transform="rotate (-3.14159265358979) translate (10cm 19.6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measure draw:style-name="gr11" draw:text-style-name="P6" draw:layer="layout" svg:x1="25.84cm" svg:y1="15.8cm" svg:x2="25.84cm" svg:y2="19.6cm">
          <text:p text:style-name="P5"><text:span text:style-name="T1">38 mm</text:span></text:p>
        </draw:measure>
        <draw:custom-shape draw:style-name="gr10" draw:text-style-name="P4" draw:layer="layout" svg:width="1.3cm" svg:height="3.8cm" draw:transform="rotate (-3.14159265358979) translate (25.8cm 19.6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measure draw:style-name="gr12" draw:text-style-name="P6" draw:layer="layout" svg:x1="6.8cm" svg:y1="13.989cm" svg:x2="3cm" svg:y2="13.989cm">
          <text:p text:style-name="P5"><text:span text:style-name="T1">38 mm</text:span></text:p>
        </draw:measure>
        <draw:custom-shape draw:style-name="gr13" draw:text-style-name="P9" draw:layer="layout" svg:width="3.8cm" svg:height="2.3cm" draw:transform="rotate (-3.14159265358979) translate (6.8cm 14.1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8cm" svg:height="2.3cm" svg:x="3cm" svg:y="2cm">
          <text:p/>
          <draw:enhanced-geometry svg:viewBox="0 0 21600 21600" draw:type="rectangle" draw:enhanced-path="M 0 0 L 21600 0 21600 21600 0 21600 0 0 Z N"/>
        </draw:custom-shape>
        <draw:measure draw:style-name="gr15" draw:text-style-name="P6" draw:layer="layout" svg:x1="24.483cm" svg:y1="11.9cm" svg:x2="25.783cm" svg:y2="11.9cm">
          <text:p text:style-name="P5"><text:span text:style-name="T1">13 mm</text:span></text:p>
        </draw:measure>
        <draw:custom-shape draw:style-name="gr16" draw:text-style-name="P7" draw:layer="layout" svg:width="0.3cm" svg:height="0.3cm" draw:transform="rotate (-3.14159265358979) translate (24.05cm 12.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3cm" svg:height="0.3cm" draw:transform="rotate (-3.14159265358979) translate (24.05cm 3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3cm" svg:height="0.3cm" draw:transform="rotate (-3.14159265358979) translate (10.75cm 12.8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3cm" svg:height="0.3cm" draw:transform="rotate (-3.14159265358979) translate (10.749cm 3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8cm" svg:height="0.4cm" draw:transform="rotate (-3.14159265358979) translate (11cm 19.6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18" draw:text-style-name="P10" draw:layer="layout" svg:width="0.8cm" svg:height="0.4cm" draw:transform="rotate (-3.14159265358979) translate (24.3cm 19.6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measure draw:style-name="gr19" draw:text-style-name="P6" draw:layer="layout" svg:x1="6.7cm" svg:y1="2cm" svg:x2="6.7cm" svg:y2="5.5cm">
          <text:p text:style-name="P5"><text:span text:style-name="T1">35 mm</text:span></text:p>
        </draw:measure>
        <draw:measure draw:style-name="gr20" draw:text-style-name="P6" draw:layer="layout" svg:x1="23.3cm" svg:y1="3.483cm" svg:x2="23.3cm" svg:y2="2.003cm">
          <text:p text:style-name="P5"><text:span text:style-name="T1">14 mm</text:span></text:p>
        </draw:measure>
        <draw:measure draw:style-name="gr21" draw:text-style-name="P6" draw:layer="layout" svg:x1="25.8cm" svg:y1="4.2cm" svg:x2="23.9cm" svg:y2="4.2cm">
          <text:p text:style-name="P5"><text:span text:style-name="T1">19 mm</text:span></text:p>
        </draw:measure>
        <draw:frame draw:style-name="gr22" draw:text-style-name="P12" draw:layer="layout" svg:width="3.144cm" svg:height="1.047cm" svg:x="20.333cm" svg:y="4.282cm">
          <draw:text-box>
            <text:p><text:span text:style-name="T2">Dia</text:span><text:span text:style-name="T3">(IN) <text:s/></text:span><text:span text:style-name="T4">= 3 mm</text:span></text:p>
            <text:p text:style-name="P11"><text:span text:style-name="T4">Dia</text:span><text:span text:style-name="T3">(OUT) </text:span><text:span text:style-name="T4">= 8 mm</text:span></text:p>
          </draw:text-box>
        </draw:frame>
        <draw:custom-shape draw:style-name="gr23" draw:text-style-name="P13" draw:layer="layout" svg:width="1.5cm" svg:height="2.2cm" draw:transform="rotate (-3.14159265358979) translate (6.35cm 11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24" draw:text-style-name="P6" draw:layer="layout" svg:x1="6.768cm" svg:y1="10.9cm" svg:x2="6.375cm" svg:y2="10.9cm">
          <text:p text:style-name="P5"><text:span text:style-name="T1">4.5 mm</text:span></text:p>
        </draw:measure>
        <draw:measure draw:style-name="gr25" draw:text-style-name="P6" draw:layer="layout" svg:x1="3.6cm" svg:y1="14.1cm" svg:x2="3.6cm" svg:y2="11.8cm">
          <text:p text:style-name="P5"><text:span text:style-name="T1">23 mm</text:span></text:p>
        </draw:measure>
        <draw:measure draw:style-name="gr26" draw:text-style-name="P6" draw:layer="layout" svg:x1="25.426cm" svg:y1="11.8cm" svg:x2="25.426cm" svg:y2="14.1cm">
          <text:p text:style-name="P5"><text:span text:style-name="T1">23 mm</text:span></text:p>
        </draw:measure>
        <draw:measure draw:style-name="gr27" draw:text-style-name="P6" draw:layer="layout" svg:x1="25.426cm" svg:y1="11.8cm" svg:x2="25.426cm" svg:y2="14.1cm">
          <text:p text:style-name="P5"><text:span text:style-name="T1">23 mm</text:span></text:p>
        </draw:measure>
        <draw:measure draw:style-name="gr28" draw:text-style-name="P6" draw:layer="layout" svg:x1="3cm" svg:y1="2.4cm" svg:x2="4.85cm" svg:y2="2.4cm">
          <text:p text:style-name="P5"><text:span text:style-name="T1">18.5 mm</text:span></text:p>
        </draw:measure>
        <draw:measure draw:style-name="gr29" draw:text-style-name="P6" draw:layer="layout" svg:x1="6.7cm" svg:y1="5.5cm" svg:x2="6.7cm" svg:y2="7.8cm">
          <text:p text:style-name="P5"><text:span text:style-name="T1">23 mm</text:span></text:p>
        </draw:measure>
        <draw:custom-shape draw:style-name="gr30" draw:text-style-name="P14" draw:layer="layout" svg:width="1.15cm" svg:height="1.15cm" draw:transform="rotate (-3.14159265358979) translate (5.474cm 6.0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1.15cm" svg:height="1.15cm" draw:transform="rotate (-3.14159265358979) translate (5.475cm 8.3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draw:layer="layout" svg:width="1.8cm" svg:height="1.8cm" draw:transform="rotate (-3.14159265358979) translate (17.5cm 18.3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1.8cm" svg:height="1.8cm" draw:transform="rotate (-3.14159265358979) translate (14.5cm 18.3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6" draw:layer="layout" svg:width="0.7cm" svg:height="0.7cm" draw:transform="rotate (-3.14159265358979) translate (16.95cm 17.75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6" draw:layer="layout" svg:width="0.95cm" svg:height="0.95cm" draw:transform="rotate (-3.14159265358979) translate (14.075cm 17.875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1cm" svg:height="0.1cm" draw:transform="rotate (-3.14159265358979) translate (16.65cm 17.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1cm" svg:height="0.1cm" draw:transform="rotate (-3.14159265358979) translate (13.65cm 17.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2cm" svg:height="0.2cm" draw:transform="rotate (-3.14159265358979) translate (5cm 7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2cm" svg:height="0.2cm" draw:transform="rotate (-3.14159265358979) translate (5cm 5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draw:layer="layout" svg:width="0.3cm" svg:height="0.3cm" draw:transform="rotate (-3.14159265358979) translate (23.9cm 16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8" draw:layer="layout" svg:width="0.3cm" svg:height="0.3cm" draw:transform="rotate (-3.14159265358979) translate (19.3cm 16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0" draw:layer="layout" svg:width="0.4cm" svg:height="0.8cm" draw:transform="rotate (-3.14159265358979) translate (3.4cm 13.1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38" draw:text-style-name="P10" draw:layer="layout" svg:width="0.4cm" svg:height="0.8cm" draw:transform="rotate (-3.14159265358979) translate (3.4cm 3.85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37" draw:text-style-name="P18" draw:layer="layout" svg:width="0.3cm" svg:height="0.3cm" draw:transform="rotate (-3.14159265358979) translate (17.6cm 17.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8" draw:layer="layout" svg:width="0.3cm" svg:height="0.3cm" draw:transform="rotate (-3.14159265358979) translate (14.7cm 17.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ue_20_45_20_Degrees_20_Crossed" draw:display-name="Blue 45 Degrees Crossed" draw:style="double" draw:color="#2a6099" draw:distance="0.203cm" draw:rotation="450"/>
    <draw:hatch draw:name="Red_20_90_20_Degrees_20_Crossed_20_1" draw:display-name="Red 90 Degrees Crossed 1" draw:style="double" draw:color="#2a6099" draw:distance="0.1cm" draw:rotation="450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5T15:13:23.483000000</meta:creation-date>
    <dc:date>2024-10-16T21:29:28.147000000</dc:date>
    <meta:editing-duration>P1DT23H40M19S</meta:editing-duration>
    <meta:editing-cycles>39</meta:editing-cycles>
    <meta:generator>LibreOffice/7.5.4.2$Windows_X86_64 LibreOffice_project/36ccfdc35048b057fd9854c757a8b67ec53977b6</meta:generator>
    <meta:print-date>2024-10-16T20:29:12.490000000</meta:print-date>
    <meta:document-statistic meta:object-count="53"/>
  </office:meta>
</office:document-meta>
</file>